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Tool.getDynamic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setMethod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ge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escapeJavascript( String s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atorTool.getJavascript( String fo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Tool.getDynamicJavascript( String fo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Tool.getJavascript( String formName , boolean getStati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idatorTool.ge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getDynamicJavascript( ValidatorResources resources , Locale locale , Form form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ValidatorTool.createMethods( List ac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idatorTool.compare( Object o1 , Object o2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idatorTool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getHtml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getStaticJavascrip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orTool.setPage(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orTool.setHtmlComment( boolean html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getJavascriptBegin( String method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ValidatorTool.setCdata( boolean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ool.getJavascriptStaticMethods( ValidatorResources resour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idatorTool.getJavascriptEn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idatorTool.createActionList( ValidatorResources resources , Form for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ValidatorTool.getStart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idatorTool.configure( Map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